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2.75cm" fo:min-width="4.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26.25cm" fo:min-width="14cm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style:paragraph-properties fo:margin-left="5cm" fo:margin-right="0cm" fo:text-align="end" fo:text-indent="0cm"/>
      <style:text-properties style:font-name="Times New Roman"/>
    </style:style>
    <style:style style:name="P3" style:family="paragraph">
      <style:paragraph-properties fo:margin-left="0cm" fo:margin-right="5cm" fo:text-align="center" fo:text-indent="0cm"/>
      <style:text-properties style:font-name="Times New Roman"/>
    </style:style>
    <style:style style:name="P4" style:family="paragraph">
      <style:paragraph-properties fo:margin-left="7.5cm" fo:margin-right="0cm" fo:text-align="center" fo:text-indent="0cm"/>
      <style:text-properties style:font-name="Times New Roman"/>
    </style:style>
    <style:style style:name="P5" style:family="paragraph">
      <style:paragraph-properties fo:margin-left="0cm" fo:margin-right="6cm" fo:text-align="center" fo:text-indent="0cm"/>
      <style:text-properties style:font-name="Times New Roman"/>
    </style:style>
    <style:style style:name="P6" style:family="paragraph">
      <style:paragraph-properties fo:margin-left="9cm" fo:margin-right="0cm" fo:text-align="center" fo:text-indent="0cm"/>
      <style:text-properties style:font-name="Times New Roman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3cm" svg:x="7.5cm" svg:y="2cm">
          <text:p text:style-name="P1">Compressed Air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3cm" svg:x="7.5cm" svg:y="6.5cm">
          <text:p text:style-name="P1">Proprietary</text:p>
          <text:p text:style-name="P1">Modbus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3cm" svg:x="7.5cm" svg:y="11cm">
          <text:p text:style-name="P1">JACE Box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3cm" svg:x="7.5cm" svg:y="15.5cm">
          <text:p text:style-name="P1">Laptop PC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cm" svg:height="3cm" svg:x="7.5cm" svg:y="20cm">
          <text:p text:style-name="P1">MySQL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cm" svg:height="3cm" svg:x="7.5cm" svg:y="24.5cm">
          <text:p text:style-name="P1">MATLAB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cm" svg:y1="5cm" svg:x2="10cm" svg:y2="6.5cm" draw:start-shape="id1" draw:start-glue-point="2" draw:end-shape="id2" draw:end-glue-point="0" svg:d="M10000 5000v1500" svg:viewBox="0 0 1 1501">
          <text:p text:style-name="P2">2-Pair Cable</text:p>
        </draw:connector>
        <draw:connector draw:style-name="gr2" draw:text-style-name="P3" draw:layer="layout" svg:x1="10cm" svg:y1="9.5cm" svg:x2="10cm" svg:y2="11cm" draw:start-shape="id2" draw:start-glue-point="2" draw:end-shape="id3" draw:end-glue-point="0" svg:d="M10000 9500v1500" svg:viewBox="0 0 1 1501">
          <text:p text:style-name="P3">2-Pair Cable</text:p>
        </draw:connector>
        <draw:connector draw:style-name="gr2" draw:text-style-name="P4" draw:layer="layout" svg:x1="10cm" svg:y1="14cm" svg:x2="10cm" svg:y2="15.5cm" draw:start-shape="id3" draw:start-glue-point="2" draw:end-shape="id4" draw:end-glue-point="0" svg:d="M10000 14000v1500" svg:viewBox="0 0 1 1501">
          <text:p text:style-name="P4">4G Internet Connection</text:p>
        </draw:connector>
        <draw:connector draw:style-name="gr2" draw:text-style-name="P5" draw:layer="layout" svg:x1="10cm" svg:y1="18.5cm" svg:x2="10cm" svg:y2="20cm" draw:start-shape="id4" draw:start-glue-point="2" draw:end-shape="id5" draw:end-glue-point="0" svg:d="M10000 18500v1500" svg:viewBox="0 0 1 1501">
          <text:p text:style-name="P5">CSV File Export</text:p>
        </draw:connector>
        <draw:connector draw:style-name="gr2" draw:text-style-name="P6" draw:layer="layout" svg:x1="10cm" svg:y1="23cm" svg:x2="10cm" svg:y2="24.5cm" draw:start-shape="id5" draw:start-glue-point="2" draw:end-shape="id6" draw:end-glue-point="0" svg:d="M10000 23000v1500" svg:viewBox="0 0 1 1501">
          <text:p text:style-name="P6">MATLAB MySQL Connector</text:p>
        </draw:connector>
        <draw:custom-shape draw:style-name="gr3" draw:text-style-name="P7" draw:layer="layout" svg:width="14.5cm" svg:height="26.5cm" svg:x="4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41S</meta:editing-duration>
    <meta:editing-cycles>3</meta:editing-cycles>
    <meta:generator>LibreOffice/4.3.0.4$Windows_x86 LibreOffice_project/62ad5818884a2fc2e5780dd45466868d41009ec0</meta:generator>
    <dc:date>2015-12-21T11:37:34.836000000</dc:date>
    <dc:creator>Seán Hayes</dc:creator>
    <meta:document-statistic meta:object-count="12"/>
  </office:meta>
</office:document-meta>
</file>